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top" draw:auto-grow-height="false" fo:min-height="5.88cm" fo:min-width="7.769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8cm" fo:min-width="0.04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8cm" fo:min-width="0.093cm"/>
    </style:style>
    <style:style style:name="gr8" style:family="graphic" style:parent-style-name="standard">
      <style:graphic-properties svg:stroke-color="#000000" draw:fill-color="#ffe4e1" draw:textarea-horizontal-align="justify" draw:textarea-vertical-align="middle" draw:auto-grow-height="false" fo:min-height="3.079cm" fo:min-width="3.358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5.218cm" fo:min-width="1.198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5.836cm" fo:min-width="0cm"/>
    </style:style>
    <style:style style:name="gr1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433cm" fo:min-width="2.675cm"/>
    </style:style>
    <style:style style:name="gr16" style:family="graphic" style:parent-style-name="standard">
      <style:graphic-properties draw:textarea-horizontal-align="justify" draw:textarea-vertical-align="middle" draw:auto-grow-height="false" fo:min-height="0.476cm" fo:min-width="0.317cm"/>
    </style:style>
    <style:style style:name="gr17" style:family="graphic" style:parent-style-name="standard">
      <style:graphic-properties draw:textarea-horizontal-align="justify" draw:textarea-vertical-align="middle" draw:auto-grow-height="false" fo:min-height="1.217cm" fo:min-width="1.521cm"/>
    </style:style>
    <style:style style:name="gr18" style:family="graphic" style:parent-style-name="standard">
      <style:graphic-properties svg:stroke-color="#d3d3d3" draw:fill="none" draw:textarea-horizontal-align="justify" draw:textarea-vertical-align="middle" draw:auto-grow-height="false" fo:min-height="1.217cm" fo:min-width="1.52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fe4e1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text-properties fo:font-size="9pt" style:font-size-asian="9pt" style:font-size-complex="9pt"/>
    </style:style>
    <style:style style:name="P11" style:family="paragraph">
      <loext:graphic-properties draw:fill="none" draw:fill-color="#ffffff"/>
      <style:text-properties fo:font-size="9pt" style:font-size-asian="9pt" style:font-size-complex="9pt"/>
    </style:style>
    <style:style style:name="P12" style:family="paragraph">
      <style:text-properties fo:color="#d3d3d3" fo:font-weight="bold"/>
    </style:style>
    <style:style style:name="P13" style:family="paragraph">
      <loext:graphic-properties draw:fill="none" draw:fill-color="#ffffff"/>
      <style:text-properties fo:color="#d3d3d3" fo:font-weight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8.269cm" svg:height="6.13cm" svg:x="3.13cm" svg:y="7.651cm">
          <text:p text:style-name="P1">Uni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42cm" svg:height="0.948cm" svg:x="2.899cm" svg:y="8.307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831cm" svg:y1="8.51cm" svg:x2="2.831cm" svg:y2="8.307cm">
          <text:p/>
        </draw:line>
        <draw:line draw:style-name="gr3" draw:text-style-name="P4" draw:layer="layout" svg:x1="2.831cm" svg:y1="8.307cm" svg:x2="3.441cm" svg:y2="8.307cm">
          <text:p/>
        </draw:line>
        <draw:line draw:style-name="gr3" draw:text-style-name="P4" draw:layer="layout" svg:x1="2.831cm" svg:y1="9.255cm" svg:x2="3.441cm" svg:y2="9.255cm">
          <text:p/>
        </draw:line>
        <draw:line draw:style-name="gr3" draw:text-style-name="P4" draw:layer="layout" svg:x1="2.831cm" svg:y1="9.255cm" svg:x2="2.831cm" svg:y2="9.052cm">
          <text:p/>
        </draw:line>
        <draw:line draw:style-name="gr3" draw:text-style-name="P4" draw:layer="layout" svg:x1="3.441cm" svg:y1="8.307cm" svg:x2="3.441cm" svg:y2="9.255cm">
          <text:p/>
        </draw:line>
        <draw:line draw:style-name="gr4" draw:text-style-name="P4" draw:layer="layout" svg:x1="2.298cm" svg:y1="8.815cm" svg:x2="3.246cm" svg:y2="8.815cm">
          <text:p/>
        </draw:line>
        <draw:custom-shape draw:style-name="gr2" draw:text-style-name="P3" draw:layer="layout" svg:width="0.542cm" svg:height="0.948cm" svg:x="2.899cm" svg:y="9.704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831cm" svg:y1="9.907cm" svg:x2="2.831cm" svg:y2="9.704cm">
          <text:p/>
        </draw:line>
        <draw:line draw:style-name="gr3" draw:text-style-name="P4" draw:layer="layout" svg:x1="2.831cm" svg:y1="9.704cm" svg:x2="3.441cm" svg:y2="9.704cm">
          <text:p/>
        </draw:line>
        <draw:line draw:style-name="gr3" draw:text-style-name="P4" draw:layer="layout" svg:x1="2.831cm" svg:y1="10.652cm" svg:x2="3.441cm" svg:y2="10.652cm">
          <text:p/>
        </draw:line>
        <draw:line draw:style-name="gr3" draw:text-style-name="P4" draw:layer="layout" svg:x1="2.831cm" svg:y1="10.652cm" svg:x2="2.831cm" svg:y2="10.449cm">
          <text:p/>
        </draw:line>
        <draw:line draw:style-name="gr3" draw:text-style-name="P4" draw:layer="layout" svg:x1="3.441cm" svg:y1="9.704cm" svg:x2="3.441cm" svg:y2="10.652cm">
          <text:p/>
        </draw:line>
        <draw:line draw:style-name="gr4" draw:text-style-name="P4" draw:layer="layout" svg:x1="2.298cm" svg:y1="10.212cm" svg:x2="3.246cm" svg:y2="10.212cm">
          <text:p/>
        </draw:line>
        <draw:custom-shape draw:style-name="gr2" draw:text-style-name="P3" draw:layer="layout" svg:width="0.542cm" svg:height="0.948cm" svg:x="2.899cm" svg:y="11.03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831cm" svg:y1="11.236cm" svg:x2="2.831cm" svg:y2="11.033cm">
          <text:p/>
        </draw:line>
        <draw:line draw:style-name="gr3" draw:text-style-name="P4" draw:layer="layout" svg:x1="2.831cm" svg:y1="11.033cm" svg:x2="3.441cm" svg:y2="11.033cm">
          <text:p/>
        </draw:line>
        <draw:line draw:style-name="gr3" draw:text-style-name="P4" draw:layer="layout" svg:x1="2.831cm" svg:y1="11.981cm" svg:x2="3.441cm" svg:y2="11.981cm">
          <text:p/>
        </draw:line>
        <draw:line draw:style-name="gr3" draw:text-style-name="P4" draw:layer="layout" svg:x1="2.831cm" svg:y1="11.981cm" svg:x2="2.831cm" svg:y2="11.778cm">
          <text:p/>
        </draw:line>
        <draw:line draw:style-name="gr3" draw:text-style-name="P4" draw:layer="layout" svg:x1="3.441cm" svg:y1="11.033cm" svg:x2="3.441cm" svg:y2="11.981cm">
          <text:p/>
        </draw:line>
        <draw:line draw:style-name="gr4" draw:text-style-name="P4" draw:layer="layout" svg:x1="2.298cm" svg:y1="11.541cm" svg:x2="3.246cm" svg:y2="11.541cm">
          <text:p/>
        </draw:line>
        <draw:path draw:style-name="gr5" draw:text-style-name="P4" draw:layer="layout" svg:width="0.507cm" svg:height="0.126cm" svg:x="2.897cm" svg:y="8.366cm" svg:viewBox="0 0 508 127" svg:d="M0 0c62 0 31 127 77 127s46-127 92-127c47 0 31 127 77 127s46-127 93-127c46 0 46 127 92 127s31-127 77-127">
          <text:p/>
        </draw:path>
        <draw:path draw:style-name="gr5" draw:text-style-name="P4" draw:layer="layout" svg:width="0.507cm" svg:height="0.126cm" svg:x="2.897cm" svg:y="8.367cm" svg:viewBox="0 0 508 127" svg:d="M0 0c62 0 31 127 77 127s46-127 92-127c47 0 31 127 77 127s46-127 93-127c46 0 46 127 92 127s31-127 77-127">
          <text:p/>
        </draw:path>
        <draw:g>
          <draw:custom-shape draw:style-name="gr6" draw:text-style-name="P5" draw:layer="layout" svg:width="0.113cm" svg:height="0.113cm" svg:x="2.9cm" svg:y="11.08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5" draw:layer="layout" svg:width="0.113cm" svg:height="0.113cm" svg:x="3.069cm" svg:y="11.08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5" draw:layer="layout" svg:width="0.113cm" svg:height="0.113cm" svg:x="3.238cm" svg:y="11.08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path draw:style-name="gr5" draw:text-style-name="P4" draw:layer="layout" svg:width="0.507cm" svg:height="0.126cm" svg:x="2.902cm" svg:y="9.777cm" svg:viewBox="0 0 508 127" svg:d="M0 0c62 0 31 127 77 127s46-127 92-127c47 0 31 127 77 127s46-127 93-127c46 0 46 127 92 127s31-127 77-127">
          <text:p/>
        </draw:path>
        <draw:custom-shape draw:style-name="gr7" draw:text-style-name="P3" draw:layer="layout" svg:width="0.593cm" svg:height="0.948cm" svg:x="10.941cm" svg:y="8.242cm">
          <text:p/>
          <draw:enhanced-geometry svg:viewBox="0 0 21600 21600" draw:mirror-horizontal="true" draw:type="rectangle" draw:enhanced-path="M 0 0 L 21600 0 21600 21600 0 21600 0 0 Z N"/>
        </draw:custom-shape>
        <draw:line draw:style-name="gr3" draw:text-style-name="P4" draw:layer="layout" svg:x1="11.609cm" svg:y1="8.445cm" svg:x2="11.609cm" svg:y2="8.242cm">
          <text:p/>
        </draw:line>
        <draw:line draw:style-name="gr3" draw:text-style-name="P4" draw:layer="layout" svg:x1="11.609cm" svg:y1="8.242cm" svg:x2="10.942cm" svg:y2="8.242cm">
          <text:p/>
        </draw:line>
        <draw:line draw:style-name="gr3" draw:text-style-name="P4" draw:layer="layout" svg:x1="11.609cm" svg:y1="9.19cm" svg:x2="10.942cm" svg:y2="9.19cm">
          <text:p/>
        </draw:line>
        <draw:line draw:style-name="gr3" draw:text-style-name="P4" draw:layer="layout" svg:x1="11.609cm" svg:y1="9.19cm" svg:x2="11.609cm" svg:y2="8.987cm">
          <text:p/>
        </draw:line>
        <draw:line draw:style-name="gr3" draw:text-style-name="P4" draw:layer="layout" svg:x1="10.942cm" svg:y1="8.242cm" svg:x2="10.942cm" svg:y2="9.19cm">
          <text:p/>
        </draw:line>
        <draw:line draw:style-name="gr4" draw:text-style-name="P4" draw:layer="layout" svg:x1="11.311cm" svg:y1="8.728cm" svg:x2="12.435cm" svg:y2="8.754cm">
          <text:p/>
        </draw:line>
        <draw:custom-shape draw:style-name="gr7" draw:text-style-name="P3" draw:layer="layout" svg:width="0.593cm" svg:height="0.948cm" svg:x="10.941cm" svg:y="9.639cm">
          <text:p/>
          <draw:enhanced-geometry svg:viewBox="0 0 21600 21600" draw:mirror-horizontal="true" draw:type="rectangle" draw:enhanced-path="M 0 0 L 21600 0 21600 21600 0 21600 0 0 Z N"/>
        </draw:custom-shape>
        <draw:line draw:style-name="gr3" draw:text-style-name="P4" draw:layer="layout" svg:x1="11.609cm" svg:y1="9.842cm" svg:x2="11.609cm" svg:y2="9.639cm">
          <text:p/>
        </draw:line>
        <draw:line draw:style-name="gr3" draw:text-style-name="P4" draw:layer="layout" svg:x1="11.609cm" svg:y1="9.639cm" svg:x2="10.942cm" svg:y2="9.639cm">
          <text:p/>
        </draw:line>
        <draw:line draw:style-name="gr3" draw:text-style-name="P4" draw:layer="layout" svg:x1="11.609cm" svg:y1="10.587cm" svg:x2="10.942cm" svg:y2="10.587cm">
          <text:p/>
        </draw:line>
        <draw:line draw:style-name="gr3" draw:text-style-name="P4" draw:layer="layout" svg:x1="11.609cm" svg:y1="10.587cm" svg:x2="11.609cm" svg:y2="10.384cm">
          <text:p/>
        </draw:line>
        <draw:line draw:style-name="gr3" draw:text-style-name="P4" draw:layer="layout" svg:x1="10.942cm" svg:y1="9.639cm" svg:x2="10.942cm" svg:y2="10.587cm">
          <text:p/>
        </draw:line>
        <draw:line draw:style-name="gr4" draw:text-style-name="P4" draw:layer="layout" svg:x1="11.311cm" svg:y1="10.125cm" svg:x2="12.347cm" svg:y2="10.121cm">
          <text:p/>
        </draw:line>
        <draw:custom-shape draw:style-name="gr7" draw:text-style-name="P3" draw:layer="layout" svg:width="0.593cm" svg:height="0.948cm" svg:x="10.941cm" svg:y="10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" draw:text-style-name="P4" draw:layer="layout" svg:x1="11.609cm" svg:y1="11.171cm" svg:x2="11.609cm" svg:y2="10.968cm">
          <text:p/>
        </draw:line>
        <draw:line draw:style-name="gr3" draw:text-style-name="P4" draw:layer="layout" svg:x1="11.609cm" svg:y1="10.968cm" svg:x2="10.942cm" svg:y2="10.968cm">
          <text:p/>
        </draw:line>
        <draw:line draw:style-name="gr3" draw:text-style-name="P4" draw:layer="layout" svg:x1="11.609cm" svg:y1="11.916cm" svg:x2="10.942cm" svg:y2="11.916cm">
          <text:p/>
        </draw:line>
        <draw:line draw:style-name="gr3" draw:text-style-name="P4" draw:layer="layout" svg:x1="11.609cm" svg:y1="11.916cm" svg:x2="11.609cm" svg:y2="11.713cm">
          <text:p/>
        </draw:line>
        <draw:line draw:style-name="gr3" draw:text-style-name="P4" draw:layer="layout" svg:x1="10.942cm" svg:y1="10.968cm" svg:x2="10.942cm" svg:y2="11.916cm">
          <text:p/>
        </draw:line>
        <draw:line draw:style-name="gr4" draw:text-style-name="P4" draw:layer="layout" svg:x1="11.311cm" svg:y1="11.454cm" svg:x2="12.325cm" svg:y2="11.422cm">
          <text:p/>
        </draw:line>
        <draw:path draw:style-name="gr5" draw:text-style-name="P4" draw:layer="layout" svg:width="0.555cm" svg:height="0.126cm" svg:x="10.982cm" svg:y="8.301cm" svg:viewBox="0 0 556 127" svg:d="M556 0c-67 0-34 127-84 127-51 0-51-127-101-127-51 0-34 127-85 127-50 0-50-127-101-127-50 0-50 127-101 127-50 0-33-127-84-127">
          <text:p/>
        </draw:path>
        <draw:path draw:style-name="gr5" draw:text-style-name="P4" draw:layer="layout" svg:width="0.555cm" svg:height="0.126cm" svg:x="10.982cm" svg:y="8.302cm" svg:viewBox="0 0 556 127" svg:d="M556 0c-67 0-34 127-84 127-51 0-51-127-101-127-51 0-34 127-85 127-50 0-50-127-101-127-50 0-50 127-101 127-50 0-33-127-84-127">
          <text:p/>
        </draw:path>
        <draw:g>
          <draw:custom-shape draw:style-name="gr6" draw:text-style-name="P5" draw:layer="layout" svg:width="0.123cm" svg:height="0.113cm" svg:x="11.41cm" svg:y="11.02cm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  <draw:custom-shape draw:style-name="gr6" draw:text-style-name="P5" draw:layer="layout" svg:width="0.123cm" svg:height="0.113cm" svg:x="11.225cm" svg:y="11.02cm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  <draw:custom-shape draw:style-name="gr6" draw:text-style-name="P5" draw:layer="layout" svg:width="0.123cm" svg:height="0.113cm" svg:x="11.04cm" svg:y="11.02cm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</draw:g>
        <draw:path draw:style-name="gr5" draw:text-style-name="P4" draw:layer="layout" svg:width="0.555cm" svg:height="0.126cm" svg:x="10.976cm" svg:y="9.712cm" svg:viewBox="0 0 556 127" svg:d="M556 0c-67 0-34 127-84 127-51 0-51-127-101-127-51 0-34 127-85 127-50 0-50-127-101-127-50 0-50 127-101 127-50 0-33-127-84-127">
          <text:p/>
        </draw:path>
        <draw:custom-shape draw:style-name="gr7" draw:text-style-name="P3" draw:layer="layout" svg:width="0.593cm" svg:height="0.948cm" svg:x="10.916cm" svg:y="12.269cm">
          <text:p/>
          <draw:enhanced-geometry svg:viewBox="0 0 21600 21600" draw:mirror-horizontal="true" draw:type="rectangle" draw:enhanced-path="M 0 0 L 21600 0 21600 21600 0 21600 0 0 Z N"/>
        </draw:custom-shape>
        <draw:line draw:style-name="gr3" draw:text-style-name="P4" draw:layer="layout" svg:x1="11.584cm" svg:y1="12.472cm" svg:x2="11.584cm" svg:y2="12.269cm">
          <text:p/>
        </draw:line>
        <draw:line draw:style-name="gr3" draw:text-style-name="P4" draw:layer="layout" svg:x1="11.584cm" svg:y1="12.269cm" svg:x2="10.917cm" svg:y2="12.269cm">
          <text:p/>
        </draw:line>
        <draw:line draw:style-name="gr3" draw:text-style-name="P4" draw:layer="layout" svg:x1="11.584cm" svg:y1="13.217cm" svg:x2="10.917cm" svg:y2="13.217cm">
          <text:p/>
        </draw:line>
        <draw:line draw:style-name="gr3" draw:text-style-name="P4" draw:layer="layout" svg:x1="11.584cm" svg:y1="13.217cm" svg:x2="11.584cm" svg:y2="13.014cm">
          <text:p/>
        </draw:line>
        <draw:line draw:style-name="gr3" draw:text-style-name="P4" draw:layer="layout" svg:x1="10.917cm" svg:y1="12.269cm" svg:x2="10.917cm" svg:y2="13.217cm">
          <text:p/>
        </draw:line>
        <draw:line draw:style-name="gr4" draw:text-style-name="P4" draw:layer="layout" svg:x1="11.286cm" svg:y1="12.755cm" svg:x2="12.325cm" svg:y2="12.745cm">
          <text:p/>
        </draw:line>
        <draw:g>
          <draw:custom-shape draw:style-name="gr6" draw:text-style-name="P5" draw:layer="layout" svg:width="0.124cm" svg:height="0.113cm" svg:x="11.385cm" svg:y="12.321cm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  <draw:custom-shape draw:style-name="gr6" draw:text-style-name="P5" draw:layer="layout" svg:width="0.124cm" svg:height="0.113cm" svg:x="11.2cm" svg:y="12.321cm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  <draw:custom-shape draw:style-name="gr6" draw:text-style-name="P5" draw:layer="layout" svg:width="0.124cm" svg:height="0.113cm" svg:x="11.015cm" svg:y="12.321cm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</draw:g>
        <draw:custom-shape draw:style-name="gr8" draw:text-style-name="P6" xml:id="id2" draw:id="id2" draw:layer="layout" svg:width="3.858cm" svg:height="3.329cm" svg:x="5.314cm" svg:y="2.05cm">
          <text:p text:style-name="P1">Processing</text:p>
          <text:p text:style-name="P1">Strategy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svg:x1="7.264cm" svg:y1="7.651cm" svg:x2="7.243cm" svg:y2="5.379cm" draw:start-shape="id1" draw:start-glue-point="0" draw:end-shape="id2" draw:end-glue-point="2" svg:d="M7264 7651c0-1704-21-568-21-2272" svg:viewBox="0 0 22 2273">
          <text:p/>
        </draw:connector>
        <draw:custom-shape draw:style-name="gr10" draw:text-style-name="P4" draw:layer="layout" svg:width="1.698cm" svg:height="5.468cm" svg:x="16.912cm" svg:y="3.9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485cm" svg:height="6.086cm" svg:x="18.367cm" svg:y="3.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42cm" svg:height="0.948cm" svg:x="16.725cm" svg:y="4.92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6.657cm" svg:y1="5.123cm" svg:x2="16.657cm" svg:y2="4.92cm">
          <text:p/>
        </draw:line>
        <draw:line draw:style-name="gr3" draw:text-style-name="P4" draw:layer="layout" svg:x1="16.657cm" svg:y1="4.92cm" svg:x2="17.267cm" svg:y2="4.92cm">
          <text:p/>
        </draw:line>
        <draw:line draw:style-name="gr3" draw:text-style-name="P4" draw:layer="layout" svg:x1="16.657cm" svg:y1="5.868cm" svg:x2="17.267cm" svg:y2="5.868cm">
          <text:p/>
        </draw:line>
        <draw:line draw:style-name="gr3" draw:text-style-name="P4" draw:layer="layout" svg:x1="16.657cm" svg:y1="5.868cm" svg:x2="16.657cm" svg:y2="5.665cm">
          <text:p/>
        </draw:line>
        <draw:line draw:style-name="gr3" draw:text-style-name="P4" draw:layer="layout" svg:x1="17.267cm" svg:y1="4.92cm" svg:x2="17.267cm" svg:y2="5.868cm">
          <text:p/>
        </draw:line>
        <draw:line draw:style-name="gr4" draw:text-style-name="P4" draw:layer="layout" svg:x1="16.124cm" svg:y1="5.428cm" svg:x2="17.072cm" svg:y2="5.428cm">
          <text:p/>
        </draw:line>
        <draw:path draw:style-name="gr5" draw:text-style-name="P4" draw:layer="layout" svg:width="0.507cm" svg:height="0.126cm" svg:x="16.728cm" svg:y="4.993cm" svg:viewBox="0 0 508 127" svg:d="M0 0c62 0 31 127 77 127s46-127 92-127c47 0 31 127 77 127s46-127 93-127c46 0 46 127 92 127s31-127 77-127">
          <text:p/>
        </draw:path>
        <draw:custom-shape draw:style-name="gr2" draw:text-style-name="P3" draw:layer="layout" svg:width="0.542cm" svg:height="0.948cm" svg:x="16.704cm" svg:y="6.331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6.636cm" svg:y1="6.534cm" svg:x2="16.636cm" svg:y2="6.331cm">
          <text:p/>
        </draw:line>
        <draw:line draw:style-name="gr3" draw:text-style-name="P4" draw:layer="layout" svg:x1="16.636cm" svg:y1="6.331cm" svg:x2="17.246cm" svg:y2="6.331cm">
          <text:p/>
        </draw:line>
        <draw:line draw:style-name="gr3" draw:text-style-name="P4" draw:layer="layout" svg:x1="16.636cm" svg:y1="7.279cm" svg:x2="17.246cm" svg:y2="7.279cm">
          <text:p/>
        </draw:line>
        <draw:line draw:style-name="gr3" draw:text-style-name="P4" draw:layer="layout" svg:x1="16.636cm" svg:y1="7.279cm" svg:x2="16.636cm" svg:y2="7.076cm">
          <text:p/>
        </draw:line>
        <draw:line draw:style-name="gr3" draw:text-style-name="P4" draw:layer="layout" svg:x1="17.246cm" svg:y1="6.331cm" svg:x2="17.246cm" svg:y2="7.279cm">
          <text:p/>
        </draw:line>
        <draw:line draw:style-name="gr4" draw:text-style-name="P4" draw:layer="layout" svg:x1="16.103cm" svg:y1="6.839cm" svg:x2="17.051cm" svg:y2="6.839cm">
          <text:p/>
        </draw:line>
        <draw:path draw:style-name="gr5" draw:text-style-name="P4" draw:layer="layout" svg:width="0.507cm" svg:height="0.126cm" svg:x="16.707cm" svg:y="6.404cm" svg:viewBox="0 0 508 127" svg:d="M0 0c62 0 31 127 77 127s46-127 92-127c47 0 31 127 77 127s46-127 93-127c46 0 46 127 92 127s31-127 77-127">
          <text:p/>
        </draw:path>
        <draw:custom-shape draw:style-name="gr2" draw:text-style-name="P3" draw:layer="layout" svg:width="0.542cm" svg:height="0.948cm" svg:x="2.877cm" svg:y="12.46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809cm" svg:y1="12.669cm" svg:x2="2.809cm" svg:y2="12.466cm">
          <text:p/>
        </draw:line>
        <draw:line draw:style-name="gr3" draw:text-style-name="P4" draw:layer="layout" svg:x1="2.809cm" svg:y1="12.466cm" svg:x2="3.419cm" svg:y2="12.466cm">
          <text:p/>
        </draw:line>
        <draw:line draw:style-name="gr3" draw:text-style-name="P4" draw:layer="layout" svg:x1="2.809cm" svg:y1="13.414cm" svg:x2="3.419cm" svg:y2="13.414cm">
          <text:p/>
        </draw:line>
        <draw:line draw:style-name="gr3" draw:text-style-name="P4" draw:layer="layout" svg:x1="2.809cm" svg:y1="13.414cm" svg:x2="2.809cm" svg:y2="13.211cm">
          <text:p/>
        </draw:line>
        <draw:line draw:style-name="gr3" draw:text-style-name="P4" draw:layer="layout" svg:x1="3.419cm" svg:y1="12.466cm" svg:x2="3.419cm" svg:y2="13.414cm">
          <text:p/>
        </draw:line>
        <draw:line draw:style-name="gr4" draw:text-style-name="P4" draw:layer="layout" svg:x1="2.276cm" svg:y1="12.974cm" svg:x2="3.224cm" svg:y2="12.974cm">
          <text:p/>
        </draw:line>
        <draw:g>
          <draw:custom-shape draw:style-name="gr6" draw:text-style-name="P5" draw:layer="layout" svg:width="0.113cm" svg:height="0.113cm" svg:x="2.878cm" svg:y="12.51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5" draw:layer="layout" svg:width="0.113cm" svg:height="0.113cm" svg:x="3.047cm" svg:y="12.51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5" draw:layer="layout" svg:width="0.113cm" svg:height="0.113cm" svg:x="3.216cm" svg:y="12.51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2" draw:text-style-name="P3" draw:layer="layout" svg:width="0.542cm" svg:height="0.948cm" svg:x="16.68cm" svg:y="7.6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6.612cm" svg:y1="7.863cm" svg:x2="16.612cm" svg:y2="7.66cm">
          <text:p/>
        </draw:line>
        <draw:line draw:style-name="gr3" draw:text-style-name="P4" draw:layer="layout" svg:x1="16.612cm" svg:y1="7.66cm" svg:x2="17.222cm" svg:y2="7.66cm">
          <text:p/>
        </draw:line>
        <draw:line draw:style-name="gr3" draw:text-style-name="P4" draw:layer="layout" svg:x1="16.612cm" svg:y1="8.608cm" svg:x2="17.222cm" svg:y2="8.608cm">
          <text:p/>
        </draw:line>
        <draw:line draw:style-name="gr3" draw:text-style-name="P4" draw:layer="layout" svg:x1="16.612cm" svg:y1="8.608cm" svg:x2="16.612cm" svg:y2="8.405cm">
          <text:p/>
        </draw:line>
        <draw:line draw:style-name="gr3" draw:text-style-name="P4" draw:layer="layout" svg:x1="17.222cm" svg:y1="7.66cm" svg:x2="17.222cm" svg:y2="8.608cm">
          <text:p/>
        </draw:line>
        <draw:line draw:style-name="gr4" draw:text-style-name="P4" draw:layer="layout" svg:x1="16.079cm" svg:y1="8.168cm" svg:x2="17.027cm" svg:y2="8.168cm">
          <text:p/>
        </draw:line>
        <draw:g>
          <draw:custom-shape draw:style-name="gr6" draw:text-style-name="P5" draw:layer="layout" svg:width="0.113cm" svg:height="0.113cm" svg:x="16.681cm" svg:y="7.71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5" draw:layer="layout" svg:width="0.113cm" svg:height="0.113cm" svg:x="16.85cm" svg:y="7.71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5" draw:layer="layout" svg:width="0.113cm" svg:height="0.113cm" svg:x="17.019cm" svg:y="7.71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10" draw:text-style-name="P4" draw:layer="layout" svg:width="1.698cm" svg:height="5.468cm" svg:x="16.978cm" svg:y="11.4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485cm" svg:height="6.086cm" svg:x="18.433cm" svg:y="11.0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42cm" svg:height="0.948cm" svg:x="16.791cm" svg:y="12.461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6.723cm" svg:y1="12.664cm" svg:x2="16.723cm" svg:y2="12.461cm">
          <text:p/>
        </draw:line>
        <draw:line draw:style-name="gr3" draw:text-style-name="P4" draw:layer="layout" svg:x1="16.723cm" svg:y1="12.461cm" svg:x2="17.333cm" svg:y2="12.461cm">
          <text:p/>
        </draw:line>
        <draw:line draw:style-name="gr3" draw:text-style-name="P4" draw:layer="layout" svg:x1="16.723cm" svg:y1="13.409cm" svg:x2="17.333cm" svg:y2="13.409cm">
          <text:p/>
        </draw:line>
        <draw:line draw:style-name="gr3" draw:text-style-name="P4" draw:layer="layout" svg:x1="16.723cm" svg:y1="13.409cm" svg:x2="16.723cm" svg:y2="13.206cm">
          <text:p/>
        </draw:line>
        <draw:line draw:style-name="gr3" draw:text-style-name="P4" draw:layer="layout" svg:x1="17.333cm" svg:y1="12.461cm" svg:x2="17.333cm" svg:y2="13.409cm">
          <text:p/>
        </draw:line>
        <draw:line draw:style-name="gr4" draw:text-style-name="P4" draw:layer="layout" svg:x1="16.19cm" svg:y1="12.969cm" svg:x2="17.138cm" svg:y2="12.969cm">
          <text:p/>
        </draw:line>
        <draw:path draw:style-name="gr5" draw:text-style-name="P4" draw:layer="layout" svg:width="0.507cm" svg:height="0.126cm" svg:x="16.794cm" svg:y="12.534cm" svg:viewBox="0 0 508 127" svg:d="M0 0c62 0 31 127 77 127s46-127 92-127c47 0 31 127 77 127s46-127 93-127c46 0 46 127 92 127s31-127 77-127">
          <text:p/>
        </draw:path>
        <draw:custom-shape draw:style-name="gr2" draw:text-style-name="P3" draw:layer="layout" svg:width="0.542cm" svg:height="0.948cm" svg:x="16.77cm" svg:y="13.872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6.702cm" svg:y1="14.075cm" svg:x2="16.702cm" svg:y2="13.872cm">
          <text:p/>
        </draw:line>
        <draw:line draw:style-name="gr3" draw:text-style-name="P4" draw:layer="layout" svg:x1="16.702cm" svg:y1="13.872cm" svg:x2="17.312cm" svg:y2="13.872cm">
          <text:p/>
        </draw:line>
        <draw:line draw:style-name="gr3" draw:text-style-name="P4" draw:layer="layout" svg:x1="16.702cm" svg:y1="14.82cm" svg:x2="17.312cm" svg:y2="14.82cm">
          <text:p/>
        </draw:line>
        <draw:line draw:style-name="gr3" draw:text-style-name="P4" draw:layer="layout" svg:x1="16.702cm" svg:y1="14.82cm" svg:x2="16.702cm" svg:y2="14.617cm">
          <text:p/>
        </draw:line>
        <draw:line draw:style-name="gr3" draw:text-style-name="P4" draw:layer="layout" svg:x1="17.312cm" svg:y1="13.872cm" svg:x2="17.312cm" svg:y2="14.82cm">
          <text:p/>
        </draw:line>
        <draw:line draw:style-name="gr4" draw:text-style-name="P4" draw:layer="layout" svg:x1="16.169cm" svg:y1="14.38cm" svg:x2="17.117cm" svg:y2="14.38cm">
          <text:p/>
        </draw:line>
        <draw:path draw:style-name="gr5" draw:text-style-name="P4" draw:layer="layout" svg:width="0.507cm" svg:height="0.126cm" svg:x="16.773cm" svg:y="13.945cm" svg:viewBox="0 0 508 127" svg:d="M0 0c62 0 31 127 77 127s46-127 92-127c47 0 31 127 77 127s46-127 93-127c46 0 46 127 92 127s31-127 77-127">
          <text:p/>
        </draw:path>
        <draw:custom-shape draw:style-name="gr2" draw:text-style-name="P3" draw:layer="layout" svg:width="0.542cm" svg:height="0.948cm" svg:x="16.746cm" svg:y="15.201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6.678cm" svg:y1="15.404cm" svg:x2="16.678cm" svg:y2="15.201cm">
          <text:p/>
        </draw:line>
        <draw:line draw:style-name="gr3" draw:text-style-name="P4" draw:layer="layout" svg:x1="16.678cm" svg:y1="15.201cm" svg:x2="17.288cm" svg:y2="15.201cm">
          <text:p/>
        </draw:line>
        <draw:line draw:style-name="gr3" draw:text-style-name="P4" draw:layer="layout" svg:x1="16.678cm" svg:y1="16.149cm" svg:x2="17.288cm" svg:y2="16.149cm">
          <text:p/>
        </draw:line>
        <draw:line draw:style-name="gr3" draw:text-style-name="P4" draw:layer="layout" svg:x1="16.678cm" svg:y1="16.149cm" svg:x2="16.678cm" svg:y2="15.946cm">
          <text:p/>
        </draw:line>
        <draw:line draw:style-name="gr3" draw:text-style-name="P4" draw:layer="layout" svg:x1="17.288cm" svg:y1="15.201cm" svg:x2="17.288cm" svg:y2="16.149cm">
          <text:p/>
        </draw:line>
        <draw:line draw:style-name="gr4" draw:text-style-name="P4" draw:layer="layout" svg:x1="16.145cm" svg:y1="15.709cm" svg:x2="17.093cm" svg:y2="15.709cm">
          <text:p/>
        </draw:line>
        <draw:g>
          <draw:custom-shape draw:style-name="gr6" draw:text-style-name="P5" draw:layer="layout" svg:width="0.113cm" svg:height="0.113cm" svg:x="16.747cm" svg:y="15.25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5" draw:layer="layout" svg:width="0.113cm" svg:height="0.113cm" svg:x="16.916cm" svg:y="15.25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5" draw:layer="layout" svg:width="0.113cm" svg:height="0.113cm" svg:x="17.085cm" svg:y="15.25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line draw:style-name="gr12" draw:text-style-name="P4" draw:layer="layout" svg:x1="12.744cm" svg:y1="8.665cm" svg:x2="15.897cm" svg:y2="5.623cm">
          <text:p/>
        </draw:line>
        <draw:line draw:style-name="gr12" draw:text-style-name="P4" draw:layer="layout" svg:x1="12.722cm" svg:y1="10.032cm" svg:x2="15.963cm" svg:y2="5.755cm">
          <text:p/>
        </draw:line>
        <draw:line draw:style-name="gr12" draw:text-style-name="P4" draw:layer="layout" svg:x1="12.7cm" svg:y1="10.231cm" svg:x2="15.919cm" svg:y2="12.965cm">
          <text:p/>
        </draw:line>
        <draw:custom-shape draw:style-name="gr2" draw:text-style-name="P3" draw:layer="layout" svg:width="0.542cm" svg:height="0.948cm" svg:x="5.082cm" svg:y="16.024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014cm" svg:y1="16.227cm" svg:x2="5.014cm" svg:y2="16.024cm">
          <text:p/>
        </draw:line>
        <draw:line draw:style-name="gr3" draw:text-style-name="P4" draw:layer="layout" svg:x1="5.014cm" svg:y1="16.024cm" svg:x2="5.624cm" svg:y2="16.024cm">
          <text:p/>
        </draw:line>
        <draw:line draw:style-name="gr3" draw:text-style-name="P4" draw:layer="layout" svg:x1="5.014cm" svg:y1="16.972cm" svg:x2="5.624cm" svg:y2="16.972cm">
          <text:p/>
        </draw:line>
        <draw:line draw:style-name="gr3" draw:text-style-name="P4" draw:layer="layout" svg:x1="5.014cm" svg:y1="16.972cm" svg:x2="5.014cm" svg:y2="16.769cm">
          <text:p/>
        </draw:line>
        <draw:line draw:style-name="gr3" draw:text-style-name="P4" draw:layer="layout" svg:x1="5.624cm" svg:y1="16.024cm" svg:x2="5.624cm" svg:y2="16.972cm">
          <text:p/>
        </draw:line>
        <draw:line draw:style-name="gr4" draw:text-style-name="P4" draw:layer="layout" svg:x1="4.481cm" svg:y1="16.532cm" svg:x2="5.429cm" svg:y2="16.532cm">
          <text:p/>
        </draw:line>
        <draw:path draw:style-name="gr5" draw:text-style-name="P4" draw:layer="layout" svg:width="0.507cm" svg:height="0.126cm" svg:x="5.08cm" svg:y="16.083cm" svg:viewBox="0 0 508 127" svg:d="M0 0c62 0 31 127 77 127s46-127 92-127c47 0 31 127 77 127s46-127 93-127c46 0 46 127 92 127s31-127 77-127">
          <text:p/>
        </draw:path>
        <draw:path draw:style-name="gr5" draw:text-style-name="P4" draw:layer="layout" svg:width="0.507cm" svg:height="0.126cm" svg:x="5.08cm" svg:y="16.084cm" svg:viewBox="0 0 508 127" svg:d="M0 0c62 0 31 127 77 127s46-127 92-127c47 0 31 127 77 127s46-127 93-127c46 0 46 127 92 127s31-127 77-127">
          <text:p/>
        </draw:path>
        <draw:custom-shape draw:style-name="gr2" draw:text-style-name="P3" draw:layer="layout" svg:width="0.542cm" svg:height="0.948cm" svg:x="5.06cm" svg:y="17.45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992cm" svg:y1="17.653cm" svg:x2="4.992cm" svg:y2="17.45cm">
          <text:p/>
        </draw:line>
        <draw:line draw:style-name="gr3" draw:text-style-name="P4" draw:layer="layout" svg:x1="4.992cm" svg:y1="17.45cm" svg:x2="5.602cm" svg:y2="17.45cm">
          <text:p/>
        </draw:line>
        <draw:line draw:style-name="gr3" draw:text-style-name="P4" draw:layer="layout" svg:x1="4.992cm" svg:y1="18.398cm" svg:x2="5.602cm" svg:y2="18.398cm">
          <text:p/>
        </draw:line>
        <draw:line draw:style-name="gr3" draw:text-style-name="P4" draw:layer="layout" svg:x1="4.992cm" svg:y1="18.398cm" svg:x2="4.992cm" svg:y2="18.195cm">
          <text:p/>
        </draw:line>
        <draw:line draw:style-name="gr3" draw:text-style-name="P4" draw:layer="layout" svg:x1="5.602cm" svg:y1="17.45cm" svg:x2="5.602cm" svg:y2="18.398cm">
          <text:p/>
        </draw:line>
        <draw:line draw:style-name="gr4" draw:text-style-name="P4" draw:layer="layout" svg:x1="4.459cm" svg:y1="17.958cm" svg:x2="5.407cm" svg:y2="17.958cm">
          <text:p/>
        </draw:line>
        <draw:g>
          <draw:custom-shape draw:style-name="gr6" draw:text-style-name="P5" draw:layer="layout" svg:width="0.113cm" svg:height="0.113cm" svg:x="5.061cm" svg:y="17.50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5" draw:layer="layout" svg:width="0.113cm" svg:height="0.113cm" svg:x="5.23cm" svg:y="17.50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5" draw:layer="layout" svg:width="0.113cm" svg:height="0.113cm" svg:x="5.399cm" svg:y="17.50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7" draw:text-style-name="P3" draw:layer="layout" svg:width="0.593cm" svg:height="0.948cm" svg:x="13.597cm" svg:y="23.702cm">
          <text:p/>
          <draw:enhanced-geometry svg:viewBox="0 0 21600 21600" draw:mirror-horizontal="true" draw:type="rectangle" draw:enhanced-path="M 0 0 L 21600 0 21600 21600 0 21600 0 0 Z N"/>
        </draw:custom-shape>
        <draw:line draw:style-name="gr3" draw:text-style-name="P4" draw:layer="layout" svg:x1="14.265cm" svg:y1="23.905cm" svg:x2="14.265cm" svg:y2="23.702cm">
          <text:p/>
        </draw:line>
        <draw:line draw:style-name="gr3" draw:text-style-name="P4" draw:layer="layout" svg:x1="14.265cm" svg:y1="23.702cm" svg:x2="13.598cm" svg:y2="23.702cm">
          <text:p/>
        </draw:line>
        <draw:line draw:style-name="gr3" draw:text-style-name="P4" draw:layer="layout" svg:x1="14.265cm" svg:y1="24.65cm" svg:x2="13.598cm" svg:y2="24.65cm">
          <text:p/>
        </draw:line>
        <draw:line draw:style-name="gr3" draw:text-style-name="P4" draw:layer="layout" svg:x1="14.265cm" svg:y1="24.65cm" svg:x2="14.265cm" svg:y2="24.447cm">
          <text:p/>
        </draw:line>
        <draw:line draw:style-name="gr3" draw:text-style-name="P4" draw:layer="layout" svg:x1="13.598cm" svg:y1="23.702cm" svg:x2="13.598cm" svg:y2="24.65cm">
          <text:p/>
        </draw:line>
        <draw:line draw:style-name="gr4" draw:text-style-name="P4" draw:layer="layout" svg:x1="13.967cm" svg:y1="24.188cm" svg:x2="15.047cm" svg:y2="24.17cm">
          <text:p/>
        </draw:line>
        <draw:path draw:style-name="gr5" draw:text-style-name="P4" draw:layer="layout" svg:width="0.555cm" svg:height="0.126cm" svg:x="13.638cm" svg:y="23.761cm" svg:viewBox="0 0 556 127" svg:d="M556 0c-67 0-34 127-84 127-51 0-51-127-101-127-51 0-34 127-85 127-50 0-50-127-101-127-50 0-50 127-101 127-50 0-33-127-84-127">
          <text:p/>
        </draw:path>
        <draw:path draw:style-name="gr5" draw:text-style-name="P4" draw:layer="layout" svg:width="0.555cm" svg:height="0.126cm" svg:x="13.638cm" svg:y="23.762cm" svg:viewBox="0 0 556 127" svg:d="M556 0c-67 0-34 127-84 127-51 0-51-127-101-127-51 0-34 127-85 127-50 0-50-127-101-127-50 0-50 127-101 127-50 0-33-127-84-127">
          <text:p/>
        </draw:path>
        <draw:custom-shape draw:style-name="gr7" draw:text-style-name="P3" draw:layer="layout" svg:width="0.593cm" svg:height="0.948cm" svg:x="9.244cm" svg:y="17.406cm">
          <text:p/>
          <draw:enhanced-geometry svg:viewBox="0 0 21600 21600" draw:mirror-horizontal="true" draw:type="rectangle" draw:enhanced-path="M 0 0 L 21600 0 21600 21600 0 21600 0 0 Z N"/>
        </draw:custom-shape>
        <draw:line draw:style-name="gr3" draw:text-style-name="P4" draw:layer="layout" svg:x1="9.912cm" svg:y1="17.609cm" svg:x2="9.912cm" svg:y2="17.406cm">
          <text:p/>
        </draw:line>
        <draw:line draw:style-name="gr3" draw:text-style-name="P4" draw:layer="layout" svg:x1="9.912cm" svg:y1="17.406cm" svg:x2="9.245cm" svg:y2="17.406cm">
          <text:p/>
        </draw:line>
        <draw:line draw:style-name="gr3" draw:text-style-name="P4" draw:layer="layout" svg:x1="9.912cm" svg:y1="18.354cm" svg:x2="9.245cm" svg:y2="18.354cm">
          <text:p/>
        </draw:line>
        <draw:line draw:style-name="gr3" draw:text-style-name="P4" draw:layer="layout" svg:x1="9.912cm" svg:y1="18.354cm" svg:x2="9.912cm" svg:y2="18.151cm">
          <text:p/>
        </draw:line>
        <draw:line draw:style-name="gr3" draw:text-style-name="P4" draw:layer="layout" svg:x1="9.245cm" svg:y1="17.406cm" svg:x2="9.245cm" svg:y2="18.354cm">
          <text:p/>
        </draw:line>
        <draw:line draw:style-name="gr4" draw:text-style-name="P4" draw:layer="layout" svg:x1="9.614cm" svg:y1="17.892cm" svg:x2="10.628cm" svg:y2="17.86cm">
          <text:p/>
        </draw:line>
        <draw:g>
          <draw:custom-shape draw:style-name="gr6" draw:text-style-name="P5" draw:layer="layout" svg:width="0.123cm" svg:height="0.113cm" svg:x="9.713cm" svg:y="17.458cm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  <draw:custom-shape draw:style-name="gr6" draw:text-style-name="P5" draw:layer="layout" svg:width="0.123cm" svg:height="0.113cm" svg:x="9.528cm" svg:y="17.458cm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  <draw:custom-shape draw:style-name="gr6" draw:text-style-name="P5" draw:layer="layout" svg:width="0.123cm" svg:height="0.113cm" svg:x="9.343cm" svg:y="17.458cm">
            <text:p/>
            <draw:enhanced-geometry svg:viewBox="0 0 21600 21600" draw:glue-points="10800 0 0 10800 10800 21600 21600 10800" draw:text-areas="5400 5400 16200 16200" draw:mirror-horizontal="true" draw:type="diamond" draw:enhanced-path="M 10800 0 L 21600 10800 10800 21600 0 10800 10800 0 Z N"/>
          </draw:custom-shape>
        </draw:g>
        <draw:frame draw:style-name="gr13" draw:text-style-name="P9" draw:layer="layout" svg:width="2.729cm" svg:height="0.725cm" svg:x="3.66cm" svg:y="14.706cm">
          <draw:text-box>
            <text:p text:style-name="P8"><text:span text:style-name="T1">I</text:span><text:span text:style-name="T1">n</text:span><text:span text:style-name="T1">p</text:span><text:span text:style-name="T1">u</text:span><text:span text:style-name="T1">t </text:span><text:span text:style-name="T1">n</text:span><text:span text:style-name="T1">o</text:span><text:span text:style-name="T1">d</text:span><text:span text:style-name="T1">e</text:span><text:span text:style-name="T1">s</text:span></text:p>
          </draw:text-box>
        </draw:frame>
        <draw:frame draw:style-name="gr13" draw:text-style-name="P9" draw:layer="layout" svg:width="3.059cm" svg:height="0.725cm" svg:x="8.136cm" svg:y="14.64cm">
          <draw:text-box>
            <text:p text:style-name="P8"><text:span text:style-name="T1">O</text:span><text:span text:style-name="T1">u</text:span><text:span text:style-name="T1">t</text:span><text:span text:style-name="T1">p</text:span><text:span text:style-name="T1">u</text:span><text:span text:style-name="T1">t </text:span><text:span text:style-name="T1">n</text:span><text:span text:style-name="T1">o</text:span><text:span text:style-name="T1">d</text:span><text:span text:style-name="T1">e</text:span><text:span text:style-name="T1">s</text:span></text:p>
          </draw:text-box>
        </draw:frame>
        <draw:line draw:style-name="gr12" draw:text-style-name="P4" draw:layer="layout" svg:x1="12.591cm" svg:y1="12.877cm" svg:x2="15.81cm" svg:y2="15.611cm">
          <text:p/>
        </draw:line>
        <draw:path draw:style-name="gr5" draw:text-style-name="P4" draw:layer="layout" svg:width="0.507cm" svg:height="0.126cm" svg:x="5.741cm" svg:y="19.568cm" svg:viewBox="0 0 508 127" svg:d="M0 0c62 0 31 127 77 127s46-127 92-127c47 0 31 127 77 127s46-127 93-127c46 0 46 127 92 127s31-127 77-127">
          <text:p/>
        </draw:path>
        <draw:g>
          <draw:custom-shape draw:style-name="gr6" draw:text-style-name="P5" draw:layer="layout" svg:width="0.113cm" svg:height="0.113cm" svg:x="5.769cm" svg:y="20.57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5" draw:layer="layout" svg:width="0.113cm" svg:height="0.113cm" svg:x="5.938cm" svg:y="20.57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5" draw:layer="layout" svg:width="0.113cm" svg:height="0.113cm" svg:x="6.107cm" svg:y="20.57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13" draw:text-style-name="P9" draw:layer="layout" svg:width="3.216cm" svg:height="0.725cm" svg:x="6.429cm" svg:y="19.281cm">
          <draw:text-box>
            <text:p text:style-name="P8"><text:span text:style-name="T1">-</text:span><text:span text:style-name="T1"> </text:span><text:span text:style-name="T1">a</text:span><text:span text:style-name="T1">u</text:span><text:span text:style-name="T1">d</text:span><text:span text:style-name="T1">i</text:span><text:span text:style-name="T1">o</text:span><text:span text:style-name="T1"> </text:span><text:span text:style-name="T1">s</text:span><text:span text:style-name="T1">t</text:span><text:span text:style-name="T1">r</text:span><text:span text:style-name="T1">e</text:span><text:span text:style-name="T1">a</text:span><text:span text:style-name="T1">m</text:span></text:p>
          </draw:text-box>
        </draw:frame>
        <draw:frame draw:style-name="gr13" draw:text-style-name="P9" draw:layer="layout" svg:width="2.013cm" svg:height="0.725cm" svg:x="6.439cm" svg:y="20.235cm">
          <draw:text-box>
            <text:p text:style-name="P8"><text:span text:style-name="T1">-</text:span><text:span text:style-name="T1"> </text:span><text:span text:style-name="T1">e</text:span><text:span text:style-name="T1">v</text:span><text:span text:style-name="T1">e</text:span><text:span text:style-name="T1">n</text:span><text:span text:style-name="T1">t</text:span><text:span text:style-name="T1">s</text:span></text:p>
          </draw:text-box>
        </draw:frame>
        <draw:frame draw:style-name="gr14" draw:text-style-name="P11" draw:layer="layout" svg:width="2.141cm" svg:height="0.607cm" draw:transform="rotate (1.59051854734243) translate (14.089cm 11.024cm)">
          <draw:text-box>
            <text:p text:style-name="P10"><text:span text:style-name="T2">c</text:span><text:span text:style-name="T2">o</text:span><text:span text:style-name="T2">n</text:span><text:span text:style-name="T2">n</text:span><text:span text:style-name="T2">e</text:span><text:span text:style-name="T2">c</text:span><text:span text:style-name="T2">t</text:span><text:span text:style-name="T2">o</text:span><text:span text:style-name="T2">r</text:span><text:span text:style-name="T2">s</text:span></text:p>
          </draw:text-box>
        </draw:frame>
        <draw:custom-shape draw:style-name="gr15" draw:text-style-name="P4" xml:id="id3" draw:id="id3" draw:layer="layout" svg:width="3.175cm" svg:height="1.683cm" svg:x="2.357cm" svg:y="24.27cm">
          <text:p text:style-name="P1">Create</text:p>
          <text:p text:style-name="P1">Project</text:p>
          <draw:enhanced-geometry svg:viewBox="0 0 21600 21600" draw:type="rectangle" draw:enhanced-path="M 0 0 L 21600 0 21600 21600 0 21600 0 0 Z N"/>
        </draw:custom-shape>
        <draw:custom-shape draw:style-name="gr15" draw:text-style-name="P4" xml:id="id4" draw:id="id4" draw:layer="layout" svg:width="3.175cm" svg:height="1.683cm" svg:x="9.068cm" svg:y="24.27cm">
          <text:p text:style-name="P1">Compile</text:p>
          <text:p text:style-name="P1">Project</text:p>
          <draw:enhanced-geometry svg:viewBox="0 0 21600 21600" draw:type="rectangle" draw:enhanced-path="M 0 0 L 21600 0 21600 21600 0 21600 0 0 Z N"/>
        </draw:custom-shape>
        <draw:custom-shape draw:style-name="gr15" draw:text-style-name="P4" xml:id="id5" draw:id="id5" draw:layer="layout" svg:width="3.175cm" svg:height="1.683cm" svg:x="16.5cm" svg:y="24.27cm">
          <text:p text:style-name="P1">Render</text:p>
          <text:p text:style-name="P1">Audio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5.532cm" svg:y1="25.111cm" svg:x2="9.068cm" svg:y2="25.111cm" draw:start-shape="id3" draw:start-glue-point="1" draw:end-shape="id4" draw:end-glue-point="3" svg:d="M5532 25111h3536" svg:viewBox="0 0 3537 1">
          <text:p/>
        </draw:connector>
        <draw:connector draw:style-name="gr4" draw:text-style-name="P4" draw:layer="layout" draw:type="curve" svg:x1="12.243cm" svg:y1="25.111cm" svg:x2="16.5cm" svg:y2="25.111cm" draw:start-shape="id4" draw:start-glue-point="1" draw:end-shape="id5" draw:end-glue-point="3" svg:d="M12243 25111h4257" svg:viewBox="0 0 4258 1">
          <text:p/>
        </draw:connector>
        <draw:custom-shape draw:style-name="gr16" draw:text-style-name="P1" draw:layer="layout" svg:width="1.059cm" svg:height="0.967cm" svg:x="6.542cm" svg:y="23.885cm">
          <text:p text:style-name="P1">p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3" draw:layer="layout" svg:width="0.593cm" svg:height="0.948cm" svg:x="13.597cm" svg:y="22.476cm">
          <text:p/>
          <draw:enhanced-geometry svg:viewBox="0 0 21600 21600" draw:mirror-horizontal="true" draw:type="rectangle" draw:enhanced-path="M 0 0 L 21600 0 21600 21600 0 21600 0 0 Z N"/>
        </draw:custom-shape>
        <draw:line draw:style-name="gr3" draw:text-style-name="P4" draw:layer="layout" svg:x1="14.265cm" svg:y1="22.679cm" svg:x2="14.265cm" svg:y2="22.476cm">
          <text:p/>
        </draw:line>
        <draw:line draw:style-name="gr3" draw:text-style-name="P4" draw:layer="layout" svg:x1="14.265cm" svg:y1="22.476cm" svg:x2="13.598cm" svg:y2="22.476cm">
          <text:p/>
        </draw:line>
        <draw:line draw:style-name="gr3" draw:text-style-name="P4" draw:layer="layout" svg:x1="14.265cm" svg:y1="23.424cm" svg:x2="13.598cm" svg:y2="23.424cm">
          <text:p/>
        </draw:line>
        <draw:line draw:style-name="gr3" draw:text-style-name="P4" draw:layer="layout" svg:x1="14.265cm" svg:y1="23.424cm" svg:x2="14.265cm" svg:y2="23.221cm">
          <text:p/>
        </draw:line>
        <draw:line draw:style-name="gr3" draw:text-style-name="P4" draw:layer="layout" svg:x1="13.598cm" svg:y1="22.476cm" svg:x2="13.598cm" svg:y2="23.424cm">
          <text:p/>
        </draw:line>
        <draw:line draw:style-name="gr4" draw:text-style-name="P4" draw:layer="layout" svg:x1="13.967cm" svg:y1="22.962cm" svg:x2="15.047cm" svg:y2="22.944cm">
          <text:p/>
        </draw:line>
        <draw:path draw:style-name="gr5" draw:text-style-name="P4" draw:layer="layout" svg:width="0.555cm" svg:height="0.126cm" svg:x="13.638cm" svg:y="22.535cm" svg:viewBox="0 0 556 127" svg:d="M556 0c-67 0-34 127-84 127-51 0-51-127-101-127-51 0-34 127-85 127-50 0-50-127-101-127-50 0-50 127-101 127-50 0-33-127-84-127">
          <text:p/>
        </draw:path>
        <draw:path draw:style-name="gr5" draw:text-style-name="P4" draw:layer="layout" svg:width="0.555cm" svg:height="0.126cm" svg:x="13.638cm" svg:y="22.536cm" svg:viewBox="0 0 556 127" svg:d="M556 0c-67 0-34 127-84 127-51 0-51-127-101-127-51 0-34 127-85 127-50 0-50-127-101-127-50 0-50 127-101 127-50 0-33-127-84-127">
          <text:p/>
        </draw:path>
      </draw:page>
      <draw:page draw:name="page2" draw:style-name="dp1" draw:master-page-name="Default">
        <draw:custom-shape draw:style-name="gr17" draw:text-style-name="P1" xml:id="id7" draw:id="id7" draw:layer="layout" svg:width="2.021cm" svg:height="1.467cm" svg:x="8.418cm" svg:y="6.374cm">
          <text:p text:style-name="P1">track</text:p>
          <draw:enhanced-geometry svg:viewBox="0 0 21600 21600" draw:type="rectangle" draw:enhanced-path="M 0 0 L 21600 0 21600 21600 0 21600 0 0 Z N"/>
        </draw:custom-shape>
        <draw:custom-shape draw:style-name="gr18" draw:text-style-name="P4" xml:id="id10" draw:id="id10" draw:layer="layout" svg:width="2.021cm" svg:height="1.467cm" svg:x="12.724cm" svg:y="4.402cm">
          <text:p text:style-name="P1">track</text:p>
          <draw:enhanced-geometry svg:viewBox="0 0 21600 21600" draw:type="rectangle" draw:enhanced-path="M 0 0 L 21600 0 21600 21600 0 21600 0 0 Z N"/>
        </draw:custom-shape>
        <draw:custom-shape draw:style-name="gr18" draw:text-style-name="P4" xml:id="id11" draw:id="id11" draw:layer="layout" svg:width="2.021cm" svg:height="1.467cm" svg:x="12.796cm" svg:y="6.543cm">
          <text:p text:style-name="P1">track</text:p>
          <draw:enhanced-geometry svg:viewBox="0 0 21600 21600" draw:type="rectangle" draw:enhanced-path="M 0 0 L 21600 0 21600 21600 0 21600 0 0 Z N"/>
        </draw:custom-shape>
        <draw:custom-shape draw:style-name="gr18" draw:text-style-name="P4" xml:id="id12" draw:id="id12" draw:layer="layout" svg:width="2.021cm" svg:height="1.467cm" svg:x="12.796cm" svg:y="8.78cm">
          <text:p text:style-name="P1">track</text:p>
          <draw:enhanced-geometry svg:viewBox="0 0 21600 21600" draw:type="rectangle" draw:enhanced-path="M 0 0 L 21600 0 21600 21600 0 21600 0 0 Z N"/>
        </draw:custom-shape>
        <draw:custom-shape draw:style-name="gr18" draw:text-style-name="P4" xml:id="id6" draw:id="id6" draw:layer="layout" svg:width="2.021cm" svg:height="1.467cm" svg:x="4.305cm" svg:y="4.33cm">
          <text:p text:style-name="P1">track</text:p>
          <draw:enhanced-geometry svg:viewBox="0 0 21600 21600" draw:type="rectangle" draw:enhanced-path="M 0 0 L 21600 0 21600 21600 0 21600 0 0 Z N"/>
        </draw:custom-shape>
        <draw:custom-shape draw:style-name="gr18" draw:text-style-name="P4" xml:id="id8" draw:id="id8" draw:layer="layout" svg:width="2.021cm" svg:height="1.467cm" svg:x="4.305cm" svg:y="6.495cm">
          <text:p text:style-name="P1">track</text:p>
          <draw:enhanced-geometry svg:viewBox="0 0 21600 21600" draw:type="rectangle" draw:enhanced-path="M 0 0 L 21600 0 21600 21600 0 21600 0 0 Z N"/>
        </draw:custom-shape>
        <draw:custom-shape draw:style-name="gr18" draw:text-style-name="P4" xml:id="id9" draw:id="id9" draw:layer="layout" svg:width="2.021cm" svg:height="1.467cm" svg:x="4.281cm" svg:y="8.804cm">
          <text:p text:style-name="P1">track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6.326cm" svg:y1="5.063cm" svg:x2="8.418cm" svg:y2="7.107cm" draw:start-shape="id6" draw:start-glue-point="1" draw:end-shape="id7" svg:d="M6326 5063c1567 0 522 2044 2092 2044" svg:viewBox="0 0 2093 2045">
          <text:p/>
        </draw:connector>
        <draw:connector draw:style-name="gr4" draw:text-style-name="P4" draw:layer="layout" draw:type="curve" svg:x1="6.326cm" svg:y1="7.228cm" svg:x2="8.418cm" svg:y2="7.107cm" draw:start-shape="id8" draw:start-glue-point="1" draw:end-shape="id7" draw:end-glue-point="3" svg:d="M6326 7228c1567 0 522-121 2092-121" svg:viewBox="0 0 2093 122">
          <text:p/>
        </draw:connector>
        <draw:connector draw:style-name="gr4" draw:text-style-name="P4" draw:layer="layout" draw:type="curve" svg:x1="6.302cm" svg:y1="9.537cm" svg:x2="8.418cm" svg:y2="7.107cm" draw:start-shape="id9" draw:start-glue-point="1" draw:end-shape="id7" draw:end-glue-point="3" svg:d="M6302 9537c1585 0 528-2430 2116-2430" svg:viewBox="0 0 2117 2431">
          <text:p/>
        </draw:connector>
        <draw:connector draw:style-name="gr4" draw:text-style-name="P4" draw:layer="layout" draw:type="curve" svg:x1="10.439cm" svg:y1="7.107cm" svg:x2="12.724cm" svg:y2="5.135cm" draw:start-shape="id7" draw:start-glue-point="1" draw:end-shape="id10" draw:end-glue-point="3" svg:d="M10439 7107c1713 0 571-1972 2285-1972" svg:viewBox="0 0 2286 1973">
          <text:p/>
        </draw:connector>
        <draw:connector draw:style-name="gr4" draw:text-style-name="P4" draw:layer="layout" draw:type="curve" svg:x1="10.439cm" svg:y1="7.107cm" svg:x2="12.796cm" svg:y2="7.276cm" draw:start-shape="id7" draw:start-glue-point="1" draw:end-shape="id11" draw:end-glue-point="3" svg:d="M10439 7107c1767 0 589 169 2357 169" svg:viewBox="0 0 2358 170">
          <text:p/>
        </draw:connector>
        <draw:connector draw:style-name="gr4" draw:text-style-name="P4" draw:layer="layout" draw:type="curve" svg:x1="10.439cm" svg:y1="7.107cm" svg:x2="12.796cm" svg:y2="9.513cm" draw:start-shape="id7" draw:start-glue-point="1" draw:end-shape="id12" svg:d="M10439 7107c1767 0 589 2406 2357 2406" svg:viewBox="0 0 2358 2407">
          <text:p/>
        </draw:connector>
        <draw:frame draw:style-name="gr13" draw:text-style-name="P13" draw:layer="layout" svg:width="2.411cm" svg:height="0.962cm" svg:x="4.04cm" svg:y="11.04cm">
          <draw:text-box>
            <text:p text:style-name="P12">inputs</text:p>
          </draw:text-box>
        </draw:frame>
        <draw:frame draw:style-name="gr19" draw:text-style-name="P13" draw:layer="layout" svg:width="3.053cm" svg:height="0.962cm" svg:x="12.437cm" svg:y="11.04cm">
          <draw:text-box>
            <text:p text:style-name="P12">outpu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4T08:39:30.199336824</meta:creation-date>
    <dc:date>2020-09-04T09:42:59.983410659</dc:date>
    <meta:editing-duration>PT42M45S</meta:editing-duration>
    <meta:editing-cycles>5</meta:editing-cycles>
    <meta:generator>LibreOffice/6.0.7.3$Linux_X86_64 LibreOffice_project/00m0$Build-3</meta:generator>
    <meta:document-statistic meta:object-count="223"/>
  </office:meta>
</office:document-meta>
</file>